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gexpMatcher.preparedMatch( Object preparedPattern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gexpMatcher.preparePattern(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